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8b7" officeooo:paragraph-rsid="00055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3</text:p>
      <text:p text:style-name="P1"/>
      <text:p text:style-name="P1">¿Qué tipo de videos son más efectivos para generar engagement? ¿Por qué?</text:p>
      <text:p text:style-name="P1"/>
      <text:p text:style-name="P1">Para redes sociales: Vídeos cortos y llamativos, porque la atención va de un lado para otro.</text:p>
      <text:p text:style-name="P1">Para conectar con la audiencia: Vídeos emotivos con una historia.</text:p>
      <text:p text:style-name="P1">Para destacar en innovación: Los vídeos interactivos.</text:p>
      <text:p text:style-name="P1">Para aportar valor: Documentales y vídeos técnicos.</text:p>
      <text:p text:style-name="P1">Para vender más: Vídeos de muestra de productos y anunci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2:34:53.166000000</meta:creation-date>
    <dc:date>2025-01-31T12:59:55.895000000</dc:date>
    <meta:editing-duration>PT25M6S</meta:editing-duration>
    <meta:editing-cycles>1</meta:editing-cycles>
    <meta:document-statistic meta:table-count="0" meta:image-count="0" meta:object-count="0" meta:page-count="1" meta:paragraph-count="7" meta:word-count="64" meta:character-count="404" meta:non-whitespace-character-count="347"/>
    <meta:generator>LibreOffice/7.6.1.2$Windows_X86_64 LibreOffice_project/f5defcebd022c5bc36bbb79be232cb6926d8f674</meta:generator>
  </office:meta>
</office:document-meta>
</file>